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b3b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e command sequence <text:span text:style-name="T1">to connect the GSM Internet.</text:span></text:h>
      <text:p text:style-name="Text_20_body"/>
      <text:p text:style-name="Text_20_body"/>
      <text:p text:style-name="Text_20_body">/** First test if everything is okay **/</text:p>
      <text:p text:style-name="Text_20_body">=&gt; AT</text:p>
      <text:p text:style-name="Text_20_body">&lt;= AT /** This should come back. SIM900 default is to echo back commands you enter **/</text:p>
      <text:p text:style-name="Text_20_body">&lt;= OK /** This string should tell you all is well**/</text:p>
      <text:p text:style-name="Text_20_body">=&gt;AT+CPIN? /**This is to check if SIM is unlocked. This sample assumes unlocked SIMs**/</text:p>
      <text:p text:style-name="Text_20_body">&lt;= +CPIN: READY /** If your response contains this, then it means SIM is unlocked and ready**/</text:p>
      <text:p text:style-name="Text_20_body">=&gt;AT+CREG? /**This checks if SIM is registered or not**/</text:p>
      <text:p text:style-name="Text_20_body">&lt;=+CREG: 0,1 /**This string in the response indicates SIM is registered**/</text:p>
      <text:p text:style-name="Text_20_body">=&gt;AT+CGATT? /**Check if GPRS is attached or not**/</text:p>
      <text:p text:style-name="Text_20_body">&lt;=+CGATT: 1 /**A response containing this string indicates GPRS is attached**/</text:p>
      <text:p text:style-name="Text_20_body">=&gt;AT+CIPSHUT /**Reset the IP session if any**/</text:p>
      <text:p text:style-name="Text_20_body">&lt;=SHUT OK /**This string in the response represents all IP sessions shutdown.**/</text:p>
      <text:p text:style-name="Text_20_body">=&gt;AT+CIPSTATUS /**Check if the IP stack is initialized**/</text:p>
      <text:p text:style-name="Text_20_body">&lt;=STATE: IP INITIAL /**This string in the response indicates IP stack is initialized**/</text:p>
      <text:p text:style-name="Text_20_body">=&gt;AT+CIPMUX=0 /**To keep things simple, I’m setting up a single connection mode**/</text:p>
      <text:p text:style-name="Text_20_body">&lt;=OK /**This string indicates single connection mode set successfully at SIM 900**/</text:p>
      <text:p text:style-name="Text_20_body">=&gt;AT+CSTT= “APN”, “UNAME”, “PWD” /**Start the task, based on the SIM card you are using, you need to know the APN, username and password for your service provider**/</text:p>
      <text:p text:style-name="Text_20_body">&lt;= OK /**This response indicates task started successfully**/</text:p>
      <text:p text:style-name="Text_20_body">=&gt; AT+CIICR /**Now bring up the wireless. Please note, the response to this might take some time**/</text:p>
      <text:p text:style-name="Text_20_body">&lt;=OK /**This text in response string indicates wireless is up**/</text:p>
      <text:p text:style-name="Text_20_body">=&gt;AT+CIFSR /**Get the local IP address. Some people say that this step is not required, but if I do not issue this, it was not working for my case. So I made this mandatory, no harm.**/</text:p>
      <text:p text:style-name="Text_20_body">&lt;= xxx.xxx.xxx.xxx /**If previous command is successful, you should see an IP address in the response**/</text:p>
      <text:p text:style-name="Text_20_body">=&gt;AT+CIPSTART= “TCP” , “www.vishnusharma.com”, “80” /**Start the connection, TCP, domain name, port**/</text:p>
      <text:p text:style-name="Text_20_body"><text:soft-page-break/>&lt;= CONNECT OK /**This string in the response indicates TCP connection established**/</text:p>
      <text:p text:style-name="Text_20_body">=&gt;AT+CIPSEND /**Request initiation of data sending (the request)**/</text:p>
      <text:p text:style-name="Text_20_body">&lt;= &gt; /**The response should be the string “&gt;” to indicate, type your data to send**/</text:p>
      <text:p text:style-name="Text_20_body">=&gt; xxxxxx /**Just type anything for now**/</text:p>
      <text:p text:style-name="Text_20_body">=&gt;#026 /**Now type the sequence #026. This tells the terminal.exe to send the hex code 0x1a (which is Ctrl+Z) to indicate end of data sending**/</text:p>
      <text:p text:style-name="Text_20_body">&lt;= xxxxxxxxxx /**You should get some response back from the server…it would generally be a complain that the request string was not valid…but that is a different subject…you have established the connection**/</text:p>
      <text:p text:style-name="Text_20_body">/**To close the connection**/</text:p>
      <text:p text:style-name="Text_20_body">=&gt;AT+CIPSHUT /**Request shutting down of the current connections**/</text:p>
      <text:p text:style-name="Text_20_body">&lt;=SHUT OK /**Indicates shutdown successful*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5:09.130620983</meta:creation-date>
    <dc:date>2019-03-26T13:06:50.047209030</dc:date>
    <meta:editing-duration>PT1M42S</meta:editing-duration>
    <meta:editing-cycles>1</meta:editing-cycles>
    <meta:document-statistic meta:table-count="0" meta:image-count="0" meta:object-count="0" meta:page-count="2" meta:paragraph-count="33" meta:word-count="424" meta:character-count="2656" meta:non-whitespace-character-count="2265"/>
    <meta:generator>LibreOffice/6.0.7.3$Linux_X86_64 LibreOffice_project/00m0$Build-3</meta:generator>
  </office:meta>
</office:document-meta>
</file>